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3048e" officeooo:paragraph-rsid="0003048e" style:font-size-asian="12.25pt" style:font-size-complex="14pt"/>
    </style:style>
    <style:style style:name="P2" style:family="paragraph" style:parent-style-name="Standard">
      <style:text-properties fo:font-size="14pt" officeooo:rsid="0003048e" officeooo:paragraph-rsid="0003048e" style:font-size-asian="12.25pt" style:font-size-complex="14pt"/>
    </style:style>
    <style:style style:name="P3" style:family="paragraph" style:parent-style-name="Standard">
      <style:text-properties fo:font-size="14pt" officeooo:rsid="000765f3" officeooo:paragraph-rsid="000765f3" style:font-size-asian="12.25pt" style:font-size-complex="14pt"/>
    </style:style>
    <style:style style:name="T1" style:family="text">
      <style:text-properties officeooo:rsid="000700fd"/>
    </style:style>
    <style:style style:name="T2" style:family="text">
      <style:text-properties officeooo:rsid="0008fdd2"/>
    </style:style>
    <style:style style:name="T3" style:family="text">
      <style:text-properties officeooo:rsid="000905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Montrez que le paysage urbain témoigne de la puissance financière de Tokyo et sert aussi à renforcer son attractivité.</text:p>
      <text:p text:style-name="P1"/>
      <text:p text:style-name="P1">2. Quelles connexions insèrent Tokyo dans l’économie mondialisée ?</text:p>
      <text:p text:style-name="P1"/>
      <text:p text:style-name="P1">3. Quelles sont les forces et faiblesses de la ville mondiale ?</text:p>
      <text:p text:style-name="P1"/>
      <text:p text:style-name="P3">Les forces de Tokyo sont que la capitalisation des marchés actions dans cette ville s’élève à 5 000 milliards de dollards, Tokyo est aussi fortement connecté au monde grâce à l’aéroport international de Narita, <text:span text:style-name="T2">elle est aussi connnecté et ouverte continuellement au marchés grâce aux fuseau horaire. </text:span><text:span text:style-name="T3">Un des points faibles de Tokyo est la concentration de la population.</text:span></text:p>
      <text:p text:style-name="P1"/>
      <text:p text:style-name="P1">4. Comment cherche-t-elle à maintenir son rang 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17:05:46.475600001</meta:creation-date>
    <meta:generator>LibreOffice/7.5.1.2$Linux_X86_64 LibreOffice_project/50$Build-2</meta:generator>
    <dc:date>2023-04-17T10:18:01.282042932</dc:date>
    <meta:editing-duration>PT49M41S</meta:editing-duration>
    <meta:editing-cycles>8</meta:editing-cycles>
    <meta:document-statistic meta:table-count="0" meta:image-count="0" meta:object-count="0" meta:page-count="1" meta:paragraph-count="5" meta:word-count="108" meta:character-count="667" meta:non-whitespace-character-count="564"/>
  </office:meta>
</office:document-meta>
</file>